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standard" draw:layer="layout" svg:width="14.098cm" svg:height="3.887cm" svg:x="3.834cm" svg:y="14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  <table:table-cell>
                <text:p text:style-name="P1">14</text:p>
              </table:table-cell>
            </table:table-row>
            <table:table-row table:style-name="ro1" table:default-cell-style-name="ce1">
              <table:table-cell>
                <text:p text:style-name="P1">21</text:p>
              </table:table-cell>
              <table:table-cell>
                <text:p text:style-name="P1">22</text:p>
              </table:table-cell>
              <table:table-cell>
                <text:p text:style-name="P1">23</text:p>
              </table:table-cell>
              <table:table-cell>
                <text:p text:style-name="P1">24</text:p>
              </table:table-cell>
            </table:table-row>
            <table:table-row table:style-name="ro1" table:default-cell-style-name="ce1">
              <table:table-cell>
                <text:p text:style-name="P1">31</text:p>
              </table:table-cell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4</text:p>
              </table:table-cell>
            </table:table-row>
            <table:table-row table:style-name="ro1" table:default-cell-style-name="ce1">
              <table:table-cell>
                <text:p text:style-name="P1">41</text:p>
              </table:table-cell>
              <table:table-cell>
                <text:p text:style-name="P1">42</text:p>
              </table:table-cell>
              <table:table-cell>
                <text:p text:style-name="P1">43</text:p>
              </table:table-cell>
              <table:table-cell>
                <text:p text:style-name="P1">4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0cm" svg:height="1.25cm" svg:x="6cm" svg:y="19.5cm">
          <draw:text-box>
            <text:p>table test</text:p>
          </draw:text-box>
        </draw:frame>
        <draw:custom-shape draw:style-name="gr2" draw:text-style-name="P2" draw:layer="layout" svg:width="8.5cm" svg:height="6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5cm" svg:x="11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02:21</meta:creation-date>
    <dc:date>2013-03-09T18:04:42</dc:date>
    <meta:editing-duration>P0D</meta:editing-duration>
    <meta:editing-cycles>1</meta:editing-cycles>
    <meta:document-statistic meta:object-count="4"/>
    <meta:generator>LibreOffice/3.6$Linux_x86 LibreOffice_project/360m1$Build-304</meta:generator>
  </office:meta>
</office:document-meta>
</file>